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0c7b" officeooo:paragraph-rsid="00120c7b"/>
    </style:style>
    <style:style style:name="P2" style:family="paragraph" style:parent-style-name="Standard">
      <style:text-properties officeooo:rsid="0012eb92" officeooo:paragraph-rsid="0012eb92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 containing a table.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>This text will <office:annotation><dc:date>2008-02-26T00:00:00</dc:date><text:p>do text</text:p><text:p>from xhtml(xhtmlInput2)</text:p></office:annotation>be replaced with a table.</text:p>
          </table:table-cell>
        </table:table-row>
      </table:table>
      <text:p text:style-name="Standard"/>
      <text:p text:style-name="P1">A third table, for checking problems <office:annotation><dc:creator>Auteur inconnu</dc:creator><dc:date>2016-01-19T14:05:56</dc:date><text:list text:style-name=""><text:list-item><text:p text:style-name="P4"><text:span text:style-name="T4">do text</text:span></text:p></text:list-item><text:list-item><text:p text:style-name="P4"><text:span text:style-name="T4">from xhtml(xhtmlInput3)</text:span></text:p></text:list-item></text:list></office:annotation>of column widths.</text:p>
      <text:p text:style-name="P1"/>
      <text:p text:style-name="P2">A 4<text:span text:style-name="T1">th</text:span> table: check here “colspan=2” attributes set on every column<office:annotation><dc:creator>Auteur inconnu</dc:creator><dc:date>2016-04-22T11:41:13.276298628</dc:date><text:list text:continue-numbering="true" text:style-name=""><text:list-item><text:p text:style-name="P3"><text:span text:style-name="T3">do text</text:span></text:p></text:list-item><text:list-item><text:p text:style-name="P3"><text:span text:style-name="T3">from xhtml(xhtmlInput4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</office:meta>
</office:document-meta>
</file>